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3f0" officeooo:paragraph-rsid="000083f0"/>
    </style:style>
    <style:style style:name="P2" style:family="paragraph" style:parent-style-name="Standard">
      <style:text-properties officeooo:rsid="00013dd8" officeooo:paragraph-rsid="00013dd8"/>
    </style:style>
    <style:style style:name="T1" style:family="text">
      <style:text-properties officeooo:rsid="000083f0"/>
    </style:style>
    <style:style style:name="T2" style:family="text">
      <style:text-properties officeooo:rsid="00013d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pts y Entidades</text:p>
      <text:p text:style-name="P1"/>
      <text:p text:style-name="P1">StatesRepositoryBaseScript</text:p>
      <text:p text:style-name="P1"><text:tab/>Para definir y configurar los distintos estados provistos por la entidad.</text:p>
      <text:p text:style-name="P1"/>
      <text:p text:style-name="P2">State Machine</text:p>
      <text:p text:style-name="P1"><text:tab/>Script que mantiene actualizados los estados de una entidad. Este usa el método Update para actualizarlos.</text:p>
      <text:p text:style-name="P2">Options:</text:p>
      <text:p text:style-name="P2">*<text:tab/><text:span text:style-name="T1">StateMachine</text:span>Manual<text:span text:style-name="T1">Script</text:span></text:p>
      <text:p text:style-name="P2"><text:tab/>State machine básica implementada en MonoBehaviour.</text:p>
      <text:p text:style-name="P2">*<text:tab/><text:span text:style-name="T1">StateMachineScript</text:span></text:p>
      <text:p text:style-name="P2"><text:tab/>State machine básica implementada en MonoBehaviour. Se actualiza automáticamente usando el evento Update.</text:p>
      <text:p text:style-name="P2">*<text:tab/><text:span text:style-name="T1">StateMachine</text:span>No<text:span text:style-name="T1">Script</text:span></text:p>
      <text:p text:style-name="P2"><text:tab/>State machine básica implementada en una clase. Esta sirve para manejar las máquinas de estado fuera de MonoBehaviours.</text:p>
      <text:p text:style-name="P1"/>
      <text:p text:style-name="P1">StatesManagerBase</text:p>
      <text:p text:style-name="P1"><text:tab/>Administrador de estados. Es una entidad en una capa "superior" que es compartida entre cada estado. Está asociada a la entida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8T18:32:09.053000000</meta:creation-date>
    <dc:date>2023-11-18T19:09:14.106000000</dc:date>
    <meta:editing-duration>PT37M7S</meta:editing-duration>
    <meta:editing-cycles>2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14" meta:word-count="99" meta:character-count="739" meta:non-whitespace-character-count="648"/>
  </office:meta>
</office:document-meta>
</file>